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Body">
      <style:text-properties style:font-name="Times New Roman1" fo:font-size="12pt" style:font-size-asian="12pt" style:font-size-complex="12pt"/>
    </style:style>
    <style:style style:name="P9" style:family="paragraph" style:parent-style-name="UrbanBody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10" style:family="paragraph" style:parent-style-name="UrbanBody">
      <style:paragraph-properties fo:margin-left="0cm" fo:margin-right="0cm" fo:text-indent="0cm" style:auto-text-indent="false"/>
      <style:text-properties style:font-name="Times New Roman1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style:font-name-asian="Ari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name-complex="Arial" style:font-weight-complex="bold"/>
    </style:style>
    <style:style style:name="T11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Arial" style:font-weight-asian="bold" style:font-name-complex="Arial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1"><text:span text:style-name="T12">do text</text:span></text:p><text:p text:style-name="P11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11"><text:span text:style-name="T12">do text if not len(self.getApplicants()) &gt; 1</text:span></text:p><text:p text:style-name="P11"><text:span text:style-name="T12">from xhtml(</text:span><text:span text:style-name="T13">tool.decorateHTML('UrbanAddress', </text:span><text:span text:style-name="T12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11"><text:span text:style-name="T12">do text if </text:span><text:span text:style-name="T13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11"><text:span text:style-name="T16">do text if </text:span><text:span text:style-name="T17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PU</text:p>
      <text:p text:style-name="UrbanTitle"/>
      <text:p text:style-name="UrbanBody"><text:span text:style-name="T5"><office:annotation><dc:creator>Gauthier Bastien</dc:creator><dc:date>2011-01-13T14:56:41</dc:date><text:p text:style-name="P11"><text:span text:style-name="T12">do text</text:span></text:p><text:p text:style-name="P11"><text:span text:style-name="T12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1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 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self.getPortionOutsText()</text:text-input></text:span><text:span text:style-name="T9"> 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 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</text:span><text:span text:style-name="T7">écide</text:span></text:p>
      <text:p text:style-name="P8"/>
      <text:p text:style-name="P10"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 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 </text:span><text:span text:style-name="T7">est</text:span><text:span text:style-name="T9"> </text:span><text:span text:style-name="T10">irrecevable</text:span><text:span text:style-name="T11"> </text:span></text:p>
      <text:p text:style-name="P8"/>
      <text:p text:style-name="P8"><text:soft-page-break/></text:p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1"><text:span text:style-name="T13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1"><text:span text:style-name="T13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1"><text:span text:style-name="T12">do text</text:span></text:p><text:p text:style-name="P11"><text:span text:style-name="T12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2:02</dc:date>
    <dc:language>fr-FR</dc:language>
    <meta:editing-cycles>75</meta:editing-cycles>
    <meta:editing-duration>P1DT8H19M4S</meta:editing-duration>
    <dc:creator>Simon Delcourt</dc:creator>
    <meta:document-statistic meta:table-count="0" meta:image-count="0" meta:object-count="0" meta:page-count="2" meta:paragraph-count="27" meta:word-count="315" meta:character-count="2369" meta:non-whitespace-character-count="2066"/>
    <meta:user-defined meta:name="Info 1"/>
    <meta:user-defined meta:name="Info 2"/>
    <meta:user-defined meta:name="Info 3"/>
    <meta:user-defined meta:name="Info 4"/>
  </office:meta>
</office:document-meta>
</file>